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Crate_3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urion</text:p>
          </table:table-cell>
          <table:table-cell office:value-type="string" calcext:value-type="string">
            <text:p>https://duion.com/art/3d-models/genericcrate01</text:p>
          </table:table-cell>
        </table:table-row>
        <table:table-row table:style-name="ro1">
          <table:table-cell/>
          <table:table-cell office:value-type="string" calcext:value-type="string">
            <text:p>Crate_4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urion</text:p>
          </table:table-cell>
          <table:table-cell office:value-type="string" calcext:value-type="string">
            <text:p>https://duion.com/art/3d-models/genericcrate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/00/00</text:date>, <text:time style:data-style-name="N2" text:time-value="22:48:56.93731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5T23:02:52.563704508</dc:date>
    <meta:editing-duration>P1DT11H50M6S</meta:editing-duration>
    <meta:editing-cycles>28</meta:editing-cycles>
    <meta:document-statistic meta:table-count="1" meta:cell-count="139" meta:object-count="0"/>
  </office:meta>
</office:document-meta>
</file>